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7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11pt" style:font-size-asian="11pt" style:font-size-complex="11pt" style:language-asian="de" style:country-asian="DE"/>
    </style:style>
    <style:style style:name="T8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11pt" style:font-size-asian="11pt" style:font-size-complex="11pt" style:language-asian="de" style:country-asian="DE"/>
    </style:style>
    <style:style style:name="P9" style:parent-style-name="Standard" style:family="paragraph">
      <style:text-properties style:font-name="Tahoma" style:font-name-asian="Times New Roman" style:font-name-complex="Tahoma" fo:font-size="11pt" style:font-size-asian="11pt" style:font-size-complex="11pt" style:language-asian="de" style:country-asian="DE"/>
    </style:style>
    <style:style style:name="TableColumn11" style:family="table-column">
      <style:table-column-properties style:column-width="0.9756in"/>
    </style:style>
    <style:style style:name="TableColumn12" style:family="table-column">
      <style:table-column-properties style:column-width="0.6291in"/>
    </style:style>
    <style:style style:name="TableColumn13" style:family="table-column">
      <style:table-column-properties style:column-width="0.4555in"/>
    </style:style>
    <style:style style:name="TableColumn14" style:family="table-column">
      <style:table-column-properties style:column-width="0.5909in"/>
    </style:style>
    <style:style style:name="TableColumn15" style:family="table-column">
      <style:table-column-properties style:column-width="0.6805in"/>
    </style:style>
    <style:style style:name="TableColumn16" style:family="table-column">
      <style:table-column-properties style:column-width="1.025in"/>
    </style:style>
    <style:style style:name="TableColumn17" style:family="table-column">
      <style:table-column-properties style:column-width="0.9687in"/>
    </style:style>
    <style:style style:name="TableColumn18" style:family="table-column">
      <style:table-column-properties style:column-width="0.9562in"/>
    </style:style>
    <style:style style:name="Table10" style:family="table">
      <style:table-properties style:width="6.2819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21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2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23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2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25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2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27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2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29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3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31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3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33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3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35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Row36" style:family="table-row">
      <style:table-row-properties/>
    </style:style>
    <style:style style:name="TableCell3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38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3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4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4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4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4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4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49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5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51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5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53" style:family="table-row">
      <style:table-row-properties/>
    </style:style>
    <style:style style:name="TableCell5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5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5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5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5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6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6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6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6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66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6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68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6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70" style:family="table-row">
      <style:table-row-properties/>
    </style:style>
    <style:style style:name="TableCell71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72" style:parent-style-name="Standard" style:family="paragraph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73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7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75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7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77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7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79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8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81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8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83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8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85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8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87" style:family="table-row">
      <style:table-row-properties/>
    </style:style>
    <style:style style:name="TableCell88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89" style:parent-style-name="Standard" style:family="paragraph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90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9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92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9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94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9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96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9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98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9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00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0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02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0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04" style:family="table-row">
      <style:table-row-properties/>
    </style:style>
    <style:style style:name="TableCell10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6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0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0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0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1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1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1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1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17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1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19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2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21" style:family="table-row">
      <style:table-row-properties/>
    </style:style>
    <style:style style:name="TableCell12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3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2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2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2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2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3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3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3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34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3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36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3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38" style:family="table-row">
      <style:table-row-properties/>
    </style:style>
    <style:style style:name="TableCell13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0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4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4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4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4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4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4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51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5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53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5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55" style:family="table-row">
      <style:table-row-properties/>
    </style:style>
    <style:style style:name="TableCell15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7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5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5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6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6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6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6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6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68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6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70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7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72" style:family="table-row">
      <style:table-row-properties/>
    </style:style>
    <style:style style:name="TableCell17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4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7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7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7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7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8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8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8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85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8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87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18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189" style:family="table-row">
      <style:table-row-properties/>
    </style:style>
    <style:style style:name="TableCell190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T191" style:parent-style-name="Absatz-Standardschriftart" style:family="text">
      <style:text-properties style:font-name="Tahoma" style:font-name-asian="Times New Roman" style:font-name-complex="Tahoma" fo:font-weight="bold" style:font-weight-asian="bold" style:font-weight-complex="bold" fo:font-size="8pt" style:font-size-asian="8pt" style:font-size-complex="8pt" style:language-asian="de" style:country-asian="DE"/>
    </style:style>
    <style:style style:name="TableCell192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9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96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19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19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00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201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02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203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04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205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206" style:family="table-row">
      <style:table-row-properties/>
    </style:style>
    <style:style style:name="TableCell20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08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0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1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1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1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13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14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15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16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17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18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19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0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21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2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Row223" style:family="table-row">
      <style:table-row-properties style:min-row-height="0.1458in"/>
    </style:style>
    <style:style style:name="TableCell224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5" style:parent-style-name="Standard" style:family="paragraph"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26" style:family="table-cell">
      <style:table-cell-properties fo:border="0.0138in solid #A3A3A3" fo:background-color="#DEEAF6" style:writing-mode="lr-tb" fo:padding-top="0.0277in" fo:padding-left="0.0416in" fo:padding-bottom="0.0277in" fo:padding-right="0.0416in">
        <style:background-fill draw:fill="solid" draw:fill-color="#DEEAF6"/>
      </style:table-cell-properties>
    </style:style>
    <style:style style:name="P227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  <style:style style:name="TableCell228" style:family="table-cell">
      <style:table-cell-properties fo:border="0.0138in solid #A3A3A3" style:writing-mode="lr-tb" fo:padding-top="0.0277in" fo:padding-left="0.0416in" fo:padding-bottom="0.0277in" fo:padding-right="0.0416in"/>
    </style:style>
    <style:style style:name="P229" style:parent-style-name="Standard" style:family="paragraph">
      <style:paragraph-properties fo:text-align="end"/>
      <style:text-properties style:font-name="Tahoma" style:font-name-asian="Times New Roman" style:font-name-complex="Tahoma" fo:font-size="8pt" style:font-size-asian="8pt" style:font-size-complex="8pt" style:language-asian="de" style:country-asian="DE"/>
    </style:style>
  </office:automatic-styles>
  <office:body>
    <office:text text:use-soft-page-breaks="true">
      <text:p text:style-name="P1"><text:span text:style-name="T7">Prozesskostenrechnung: Kosten Service Anfragen berechnen</text:span></text:p>
      <text:p text:style-name="Standard"><text:span text:style-name="T8"><text:s/></text:span></text:p>
      <text:p text:style-name="P9"> 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Standard"><text:span text:style-name="T21">Aktivität</text:span></text:p>
          </table:table-cell>
          <table:table-cell table:style-name="TableCell22">
            <text:p text:style-name="Standard"><text:span text:style-name="T23">Prozess-menge</text:span></text:p>
          </table:table-cell>
          <table:table-cell table:style-name="TableCell24">
            <text:p text:style-name="Standard"><text:span text:style-name="T25">Zeit in Min.</text:span></text:p>
          </table:table-cell>
          <table:table-cell table:style-name="TableCell26">
            <text:p text:style-name="Standard"><text:span text:style-name="T27">Zeit gesamt</text:span></text:p>
          </table:table-cell>
          <table:table-cell table:style-name="TableCell28">
            <text:p text:style-name="Standard"><text:span text:style-name="T29">Personen-jahre</text:span></text:p>
          </table:table-cell>
          <table:table-cell table:style-name="TableCell30">
            <text:p text:style-name="Standard"><text:span text:style-name="T31">Prozesskosten (lmi)</text:span></text:p>
          </table:table-cell>
          <table:table-cell table:style-name="TableCell32">
            <text:p text:style-name="Standard"><text:span text:style-name="T33">Prozesskosten (lmn)</text:span></text:p>
          </table:table-cell>
          <table:table-cell table:style-name="TableCell34">
            <text:p text:style-name="Standard"><text:span text:style-name="T35">Prozesskosten (lmi+lmn)</text:span></text:p>
          </table:table-cell>
        </table:table-row>
        <table:table-row table:style-name="TableRow36">
          <table:table-cell table:style-name="TableCell37">
            <text:p text:style-name="P38">Kundenanliegen aufnehmen</text:p>
          </table:table-cell>
          <table:table-cell table:style-name="TableCell39">
            <text:p text:style-name="P40">14.000</text:p>
          </table:table-cell>
          <table:table-cell table:style-name="TableCell41">
            <text:p text:style-name="P42">4</text:p>
          </table:table-cell>
          <table:table-cell table:style-name="TableCell43">
            <text:p text:style-name="P44">56.000</text:p>
          </table:table-cell>
          <table:table-cell table:style-name="TableCell45">
            <text:p text:style-name="P46">0,507</text:p>
          </table:table-cell>
          <table:table-cell table:style-name="TableCell47">
            <text:p text:style-name="P48">17.745€</text:p>
          </table:table-cell>
          <table:table-cell table:style-name="TableCell49">
            <text:p text:style-name="P50">2.935,02€ </text:p>
          </table:table-cell>
          <table:table-cell table:style-name="TableCell51">
            <text:p text:style-name="P52">20.680,02€ </text:p>
          </table:table-cell>
        </table:table-row>
        <table:table-row table:style-name="TableRow53">
          <table:table-cell table:style-name="TableCell54">
            <text:p text:style-name="P55">Anfrage identifizieren</text:p>
          </table:table-cell>
          <table:table-cell table:style-name="TableCell56">
            <text:p text:style-name="P57">14.000</text:p>
          </table:table-cell>
          <table:table-cell table:style-name="TableCell58">
            <text:p text:style-name="P59">0,5</text:p>
          </table:table-cell>
          <table:table-cell table:style-name="TableCell60">
            <text:p text:style-name="P61">7.000</text:p>
          </table:table-cell>
          <table:table-cell table:style-name="TableCell62">
            <text:p text:style-name="P63">0,063</text:p>
          </table:table-cell>
          <table:table-cell table:style-name="TableCell64">
            <text:p text:style-name="P65">2.205€</text:p>
          </table:table-cell>
          <table:table-cell table:style-name="TableCell66">
            <text:p text:style-name="P67">364,71€ </text:p>
          </table:table-cell>
          <table:table-cell table:style-name="TableCell68">
            <text:p text:style-name="P69">2569,71€ </text:p>
          </table:table-cell>
        </table:table-row>
        <table:table-row table:style-name="TableRow70">
          <table:table-cell table:style-name="TableCell71">
            <text:p text:style-name="P72">Request recherchieren</text:p>
          </table:table-cell>
          <table:table-cell table:style-name="TableCell73">
            <text:p text:style-name="P74">4.200 </text:p>
          </table:table-cell>
          <table:table-cell table:style-name="TableCell75">
            <text:p text:style-name="P76">3 </text:p>
          </table:table-cell>
          <table:table-cell table:style-name="TableCell77">
            <text:p text:style-name="P78">12.600 </text:p>
          </table:table-cell>
          <table:table-cell table:style-name="TableCell79">
            <text:p text:style-name="P80">0,114 </text:p>
          </table:table-cell>
          <table:table-cell table:style-name="TableCell81">
            <text:p text:style-name="P82">3,990€ </text:p>
          </table:table-cell>
          <table:table-cell table:style-name="TableCell83">
            <text:p text:style-name="P84">659,95€ </text:p>
          </table:table-cell>
          <table:table-cell table:style-name="TableCell85">
            <text:p text:style-name="P86">4649,95€ </text:p>
          </table:table-cell>
        </table:table-row>
        <table:table-row table:style-name="TableRow87">
          <table:table-cell table:style-name="TableCell88">
            <text:p text:style-name="P89">Kunde Informieren</text:p>
          </table:table-cell>
          <table:table-cell table:style-name="TableCell90">
            <text:p text:style-name="P91">4.200 </text:p>
          </table:table-cell>
          <table:table-cell table:style-name="TableCell92">
            <text:p text:style-name="P93">5 </text:p>
          </table:table-cell>
          <table:table-cell table:style-name="TableCell94">
            <text:p text:style-name="P95">21.000 </text:p>
          </table:table-cell>
          <table:table-cell table:style-name="TableCell96">
            <text:p text:style-name="P97">0,190 </text:p>
          </table:table-cell>
          <table:table-cell table:style-name="TableCell98">
            <text:p text:style-name="P99">6.650€ </text:p>
          </table:table-cell>
          <table:table-cell table:style-name="TableCell100">
            <text:p text:style-name="P101">1.099,91€ </text:p>
          </table:table-cell>
          <table:table-cell table:style-name="TableCell102">
            <text:p text:style-name="P103">7749,91€ </text:p>
          </table:table-cell>
        </table:table-row>
        <table:table-row table:style-name="TableRow104">
          <table:table-cell table:style-name="TableCell105">
            <text:p text:style-name="P106">Incident kategorisieren</text:p>
          </table:table-cell>
          <table:table-cell table:style-name="TableCell107">
            <text:p text:style-name="P108">9.800</text:p>
          </table:table-cell>
          <table:table-cell table:style-name="TableCell109">
            <text:p text:style-name="P110">0,5</text:p>
          </table:table-cell>
          <table:table-cell table:style-name="TableCell111">
            <text:p text:style-name="P112">4.900</text:p>
          </table:table-cell>
          <table:table-cell table:style-name="TableCell113">
            <text:p text:style-name="P114">0,044</text:p>
          </table:table-cell>
          <table:table-cell table:style-name="TableCell115">
            <text:p text:style-name="P116">1.540€</text:p>
          </table:table-cell>
          <table:table-cell table:style-name="TableCell117">
            <text:p text:style-name="P118">254,72€ </text:p>
          </table:table-cell>
          <table:table-cell table:style-name="TableCell119">
            <text:p text:style-name="P120">1794,72€ </text:p>
          </table:table-cell>
        </table:table-row>
        <table:table-row table:style-name="TableRow121">
          <table:table-cell table:style-name="TableCell122">
            <text:p text:style-name="P123">Incident priorisieren</text:p>
          </table:table-cell>
          <table:table-cell table:style-name="TableCell124">
            <text:p text:style-name="P125">9.800</text:p>
          </table:table-cell>
          <table:table-cell table:style-name="TableCell126">
            <text:p text:style-name="P127">1</text:p>
          </table:table-cell>
          <table:table-cell table:style-name="TableCell128">
            <text:p text:style-name="P129">9.800</text:p>
          </table:table-cell>
          <table:table-cell table:style-name="TableCell130">
            <text:p text:style-name="P131">0,089</text:p>
          </table:table-cell>
          <table:table-cell table:style-name="TableCell132">
            <text:p text:style-name="P133">3.115€</text:p>
          </table:table-cell>
          <table:table-cell table:style-name="TableCell134">
            <text:p text:style-name="P135">515,22€ </text:p>
          </table:table-cell>
          <table:table-cell table:style-name="TableCell136">
            <text:p text:style-name="P137">3630,22€ </text:p>
          </table:table-cell>
        </table:table-row>
        <table:table-row table:style-name="TableRow138">
          <table:table-cell table:style-name="TableCell139">
            <text:p text:style-name="P140">Lösung recherchieren</text:p>
          </table:table-cell>
          <table:table-cell table:style-name="TableCell141">
            <text:p text:style-name="P142">9.800</text:p>
          </table:table-cell>
          <table:table-cell table:style-name="TableCell143">
            <text:p text:style-name="P144">4</text:p>
          </table:table-cell>
          <table:table-cell table:style-name="TableCell145">
            <text:p text:style-name="P146">39.200</text:p>
          </table:table-cell>
          <table:table-cell table:style-name="TableCell147">
            <text:p text:style-name="P148">0,355</text:p>
          </table:table-cell>
          <table:table-cell table:style-name="TableCell149">
            <text:p text:style-name="P150">12.425€</text:p>
          </table:table-cell>
          <table:table-cell table:style-name="TableCell151">
            <text:p text:style-name="P152">2.055,09€ </text:p>
          </table:table-cell>
          <table:table-cell table:style-name="TableCell153">
            <text:p text:style-name="P154">14480,09€ </text:p>
          </table:table-cell>
        </table:table-row>
        <table:table-row table:style-name="TableRow155">
          <table:table-cell table:style-name="TableCell156">
            <text:p text:style-name="P157">Kunden<text:s/>informieren</text:p>
          </table:table-cell>
          <table:table-cell table:style-name="TableCell158">
            <text:p text:style-name="P159">9.800</text:p>
          </table:table-cell>
          <table:table-cell table:style-name="TableCell160">
            <text:p text:style-name="P161">5</text:p>
          </table:table-cell>
          <table:table-cell table:style-name="TableCell162">
            <text:p text:style-name="P163">49.000</text:p>
          </table:table-cell>
          <table:table-cell table:style-name="TableCell164">
            <text:p text:style-name="P165">0,444</text:p>
          </table:table-cell>
          <table:table-cell table:style-name="TableCell166">
            <text:p text:style-name="P167">15.540€</text:p>
          </table:table-cell>
          <table:table-cell table:style-name="TableCell168">
            <text:p text:style-name="P169">2.570,32€ </text:p>
          </table:table-cell>
          <table:table-cell table:style-name="TableCell170">
            <text:p text:style-name="P171">18110,32€ </text:p>
          </table:table-cell>
        </table:table-row>
        <table:table-row table:style-name="TableRow172">
          <table:table-cell table:style-name="TableCell173">
            <text:p text:style-name="P174">Ticket dokumentieren</text:p>
          </table:table-cell>
          <table:table-cell table:style-name="TableCell175">
            <text:p text:style-name="P176">9.800</text:p>
          </table:table-cell>
          <table:table-cell table:style-name="TableCell177">
            <text:p text:style-name="P178">3</text:p>
          </table:table-cell>
          <table:table-cell table:style-name="TableCell179">
            <text:p text:style-name="P180">29.400</text:p>
          </table:table-cell>
          <table:table-cell table:style-name="TableCell181">
            <text:p text:style-name="P182">0,266</text:p>
          </table:table-cell>
          <table:table-cell table:style-name="TableCell183">
            <text:p text:style-name="P184">9.310€</text:p>
          </table:table-cell>
          <table:table-cell table:style-name="TableCell185">
            <text:p text:style-name="P186">1.539,87€ </text:p>
          </table:table-cell>
          <table:table-cell table:style-name="TableCell187">
            <text:p text:style-name="P188">10849,87€ </text:p>
          </table:table-cell>
        </table:table-row>
        <table:table-row table:style-name="TableRow189">
          <table:table-cell table:style-name="TableCell190">
            <text:p text:style-name="Standard"><text:span text:style-name="T191">Gesamt</text:span></text:p>
          </table:table-cell>
          <table:table-cell table:style-name="TableCell192">
            <text:p text:style-name="P193"> </text:p>
          </table:table-cell>
          <table:table-cell table:style-name="TableCell194">
            <text:p text:style-name="P195">18 </text:p>
          </table:table-cell>
          <table:table-cell table:style-name="TableCell196">
            <text:p text:style-name="P197"> </text:p>
          </table:table-cell>
          <table:table-cell table:style-name="TableCell198">
            <text:p text:style-name="P199"> </text:p>
          </table:table-cell>
          <table:table-cell table:style-name="TableCell200">
            <text:p text:style-name="P201">72.520€ </text:p>
          </table:table-cell>
          <table:table-cell table:style-name="TableCell202">
            <text:p text:style-name="P203">12.994,81€ </text:p>
          </table:table-cell>
          <table:table-cell table:style-name="TableCell204">
            <text:p text:style-name="P205">84.514,81€ </text:p>
          </table:table-cell>
        </table:table-row>
        <table:table-row table:style-name="TableRow206">
          <table:table-cell table:style-name="TableCell207">
            <text:p text:style-name="P208"> </text:p>
          </table:table-cell>
          <table:table-cell table:style-name="TableCell209">
            <text:p text:style-name="P210"> </text:p>
          </table:table-cell>
          <table:table-cell table:style-name="TableCell211">
            <text:p text:style-name="P212"> </text:p>
          </table:table-cell>
          <table:table-cell table:style-name="TableCell213">
            <text:p text:style-name="P214"> </text:p>
          </table:table-cell>
          <table:table-cell table:style-name="TableCell215">
            <text:p text:style-name="P216"> </text:p>
          </table:table-cell>
          <table:table-cell table:style-name="TableCell217">
            <text:p text:style-name="P218"> </text:p>
          </table:table-cell>
          <table:table-cell table:style-name="TableCell219">
            <text:p text:style-name="P220"> </text:p>
          </table:table-cell>
          <table:table-cell table:style-name="TableCell221">
            <text:p text:style-name="P222"> </text:p>
          </table:table-cell>
        </table:table-row>
        <table:table-row table:style-name="TableRow223">
          <table:table-cell table:style-name="TableCell224" table:number-columns-spanned="5">
            <text:p text:style-name="P225">Umlagesatz  </text:p>
          </table:table-cell>
          <table:covered-table-cell/>
          <table:covered-table-cell/>
          <table:covered-table-cell/>
          <table:covered-table-cell/>
          <table:table-cell table:style-name="TableCell226">
            <text:p text:style-name="P227">16,54% </text:p>
          </table:table-cell>
          <table:table-cell table:style-name="TableCell228" table:number-columns-spanned="2">
            <text:p text:style-name="P229"> </text:p>
          </table:table-cell>
          <table:covered-table-cell/>
        </table:table-row>
      </table:table>
      <text:p text:style-name="Standard"/>
      <text:p text:style-name="Standard">6,04€ Pro Ticket</text:p>
      <text:p text:style-name="Standard"/>
      <text:p text:style-name="Standard">9 € bei 50ct die minute</text:p>
      <text:p text:style-name="Standard">4,50€ pro gespräch wenn alles ein Gespräch ist ansonsten vllt. 31,50€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style:language-asian="de" style:country-asian="DE"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Absatz-Standardschriftar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Absatz-Standardschriftart" style:family="text">
      <style:text-properties style:font-name="Tahoma" style:font-name-complex="Tahoma" fo:font-style="italic" style:font-style-asian="italic" style:font-style-complex="italic" fo:color="#404040" fo:font-size="8pt" style:font-size-asian="8pt" style:font-size-complex="8pt"/>
    </style:style>
    <style:style style:name="T3" style:parent-style-name="Absatz-Standardschriftart" style:family="text">
      <style:text-properties style:font-name="Tahoma" style:font-name-complex="Tahoma" fo:font-style="italic" style:font-style-asian="italic" style:font-style-complex="italic" fo:color="#404040" fo:font-size="8pt" style:font-size-asian="8pt" style:font-size-complex="8pt"/>
    </style:style>
    <style:style style:name="T4" style:parent-style-name="Absatz-Standardschriftart" style:family="text">
      <style:text-properties style:font-name="Tahoma" style:font-name-complex="Tahoma" fo:color="#404040" fo:font-size="10pt" style:font-size-asian="10pt"/>
    </style:style>
    <style:style style:name="P5" style:parent-style-name="Standard" style:family="paragraph">
      <style:text-properties style:font-name="Tahoma" style:font-name-complex="Tahoma" fo:font-style="italic" style:font-style-asian="italic" fo:color="#404040" fo:font-size="8pt" style:font-size-asian="8pt" style:font-size-complex="10pt"/>
    </style:style>
    <style:style style:name="T6" style:parent-style-name="Absatz-Standardschriftart" style:family="text">
      <style:text-properties style:font-name="Tahoma" style:font-name-complex="Tahoma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Standard"><text:span text:style-name="T2"><draw:frame draw:z-index="251660288" draw:style-name="a0" draw:name="Grafik 1" text:anchor-type="paragraph" svg:x="5.19467in" svg:y="-0.09861in" svg:width="1.13401in" svg:height="0.4349in" style:rel-width="scale" style:rel-height="scale"><draw:image xlink:href="media/image1.tiff" xlink:type="simple" xlink:show="embed" xlink:actuate="onLoad"/><svg:title/><svg:desc>Ein Bild, das Tisch, Messer enthält.

Automatisch generierte Beschreibung</svg:desc></draw:frame></text:span><text:span text:style-name="T3">GID (Unterstufe)</text:span><text:span text:style-name="T4"><text:tab/></text:span></text:p>
        <text:p text:style-name="P5">LS 6.1 Was wollen die denn jetzt von uns? Wir beantworten Service-Anfragen.</text:p>
        <text:p text:style-name="Kopfzeile"><text:span text:style-name="T6"><draw:connector draw:type="line" svg:x1="6.34567in" svg:y1="0.08768in" svg:x2="-0.0585in" svg:y2="0.08768in" draw:z-index="251659264" draw:id="id0" draw:style-name="a1" draw:name="Gerade Verbindung 6" text:anchor-type="paragraph"><svg:title/><svg:desc/></draw:connecto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dith Hermanns</meta:initial-creator>
    <dc:creator>Rogerio Da Silva Chilro</dc:creator>
    <meta:creation-date>2024-10-01T08:29:00Z</meta:creation-date>
    <dc:date>2024-10-08T08:26:00Z</dc:date>
    <meta:template xlink:href="Normal.dotm" xlink:type="simple"/>
    <meta:editing-cycles>11</meta:editing-cycles>
    <meta:editing-duration>PT0S</meta:editing-duration>
    <meta:user-defined meta:name="ContentTypeId">0x010100A2BCF565012D9E4B945965984250DAD6</meta:user-defined>
    <meta:document-statistic meta:page-count="1" meta:paragraph-count="2" meta:word-count="144" meta:character-count="1051" meta:row-count="7" meta:non-whitespace-character-count="909"/>
  </office:meta>
</office:document-meta>
</file>